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background-color="#00ffff"/>
    </style:style>
    <style:style style:name="P2" style:family="paragraph" style:parent-style-name="Text_20_body">
      <style:text-properties style:font-name="Courier New" fo:background-color="#00ffff"/>
    </style:style>
    <style:style style:name="P3" style:family="paragraph" style:parent-style-name="Text_20_body">
      <style:text-properties style:font-name="Courier New" fo:font-weight="bold" fo:background-color="#00ffff" style:font-weight-asian="bold" style:font-weight-complex="bold"/>
    </style:style>
    <style:style style:name="P4" style:family="paragraph" style:parent-style-name="Text_20_body">
      <style:paragraph-properties style:writing-mode="lr-tb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Heading_20_3">
      <style:paragraph-properties style:writing-mode="lr-tb"/>
    </style:style>
    <style:style style:name="T1" style:family="text">
      <style:text-properties style:font-name="Courier New" fo:background-color="#00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</text:p>
      <text:p text:style-name="Standard">layout: post</text:p>
      <text:p text:style-name="Standard">title: <text:s/>String literals</text:p>
      <text:p text:style-name="Standard">---</text:p>
      <text:p text:style-name="Standard"/>
      <text:p text:style-name="Standard">h2. {{ page.title }}</text:p>
      <text:p text:style-name="P5"/>
      <text:p text:style-name="P5">&lt;p class="publish_date"&gt;7 November 2011&lt;/p&gt;</text:p>
      <text:p text:style-name="Standard"/>
      <text:p text:style-name="Standard">there are many possible choices here, the "wikipedia article on strings":http://en.wikipedia.org/wiki/String_literal explains the many notations for a string literal ; "here documents - multiple line strings":http://en.wikipedia.org/wiki/Here_document explains more about strings that span multiple lines; </text:p>
      <text:p text:style-name="Standard"/>
      <text:p text:style-name="Standard">Perl achieves a great degree of expressiveness at the cost of introducing multiple kinds of string literals. </text:p>
      <text:p text:style-name="Standard">Perl has</text:p>
      <text:p text:style-name="Standard"/>
      <text:p text:style-name="Standard">* Quoted string constants</text:p>
      <text:p text:style-name="Standard">* Literal string constants</text:p>
      <text:p text:style-name="Standard">* HERE documents</text:p>
      <text:p text:style-name="Standard">* Barewords count as string constants </text:p>
      <text:p text:style-name="Standard">* Quote operator</text:p>
      <text:p text:style-name="Standard"/>
      <text:p text:style-name="Standard">I guess it is a bit complicated to memorize so many notations, especially if one is new to programming. </text:p>
      <text:p text:style-name="Standard"/>
      <text:p text:style-name="Standard">h3. Requirements for string literals </text:p>
      <text:p text:style-name="Standard"/>
      <text:p text:style-name="Standard">There are therefore the following requirements for <text:s/>a string notation. </text:p>
      <text:p text:style-name="Standard"/>
      <text:p text:style-name="Standard">* One notation for string constants.</text:p>
      <text:p text:style-name="Standard">* it should not require any escape sequences, escape sequences are a bit hard to</text:p>
      <text:p text:style-name="Standard">* a string literal must express multiple line strings, sort of like "Here documents"</text:p>
      <text:p text:style-name="Standard">* must allow for embedding of code into the string; the result of evaluating the code will be inserted </text:p>
      <text:p text:style-name="Standard">into the string.</text:p>
      <text:p text:style-name="Standard"/>
      <text:p text:style-name="Standard">Escape sequences can be avoided, if the definition of <text:s/>the HERE document contains a definition of the end of string delimiter; </text:p>
      <text:p text:style-name="Standard"/>
      <text:p text:style-name="Standard">h3. String literals for the Pooh language.</text:p>
      <text:p text:style-name="Text_20_body">A string constant can start with a single ' characters, and must end with the same character.</text:p>
      <text:p text:style-name="Text_20_body"/>
      <text:p text:style-name="P2">'this is a string'</text:p>
      <text:p text:style-name="P1"/>
      <text:p text:style-name="P2">'this is a string</text:p>
      <text:p text:style-name="P2">that spans two lines'</text:p>
      <text:p text:style-name="Text_20_body"/>
      <text:p text:style-name="P4"><text:soft-page-break/>Or it can start with multiple ' characters, and must end with the same number of characters.</text:p>
      <text:p text:style-name="Text_20_body"/>
      <text:p text:style-name="P2">''this is a string too, now I can have a single ' character in the text of the string''</text:p>
      <text:p text:style-name="P3"/>
      <text:p text:style-name="Text_20_body">Also one can have an expression embedded in the string</text:p>
      <text:p text:style-name="Text_20_body"/>
      <text:p text:style-name="P2">'value of factorial of 10 is [ fact( 10 ) ] a big number'</text:p>
      <text:p text:style-name="Text_20_body"/>
      <text:p text:style-name="Text_20_body">Here the text within the brackets [ ] <text:s/>is computed, the result of this computation is inserted into the string.</text:p>
      <text:p text:style-name="Text_20_body"/>
      <text:p text:style-name="Text_20_body">Now if <text:s/>we have multiple ' characters for start of string delimiter, then we have multiple brackets as start of expression delimiter.</text:p>
      <text:p text:style-name="Text_20_body"/>
      <text:p text:style-name="Text_20_body"><text:span text:style-name="T1">''value of factorial of 10 is [[ fact( 10 ) ]] a big number''</text:span> </text:p>
      <text:p text:style-name="Text_20_body"/>
      <text:p text:style-name="Standard">h3. Empty string</text:p>
      <text:p text:style-name="Text_20_body"/>
      <text:p text:style-name="Text_20_body">This construct is powerful but a bit ambiguous; How do you do an empty string? </text:p>
      <text:p text:style-name="P4">Now we can introduce the “ - which will be an empty string.</text:p>
      <text:p text:style-name="P4">Or you can call a library function <text:span text:style-name="T2">emptystring() </text:span><text:span text:style-name="T3">which returns an empty string.</text:span></text:p>
      <text:p text:style-name="Standard"/>
      <text:p text:style-name="Standard">h3. Requirements for println function</text:p>
      <text:p text:style-name="Text_20_body"/>
      <text:p text:style-name="Text_20_body">Often one wants to print a text string followed by a new line; in Perl one does not need a separate println function – it is easy to express a string constant that has a newline at the end; in Pascal one does not have escape sequences, therefore they added the println function that writes a newline.</text:p>
      <text:p text:style-name="Text_20_body"/>
      <text:p text:style-name="P4"><text:span text:style-name="T3">Also you can have a libraryfunction </text:span><text:span text:style-name="T2">newline()</text:span><text:span text:style-name="T3">, which returns a single newline character; </text:span></text:p>
      <text:h text:style-name="P6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m</meta:initial-creator>
    <meta:creation-date>2012-05-24T11:06:46.76</meta:creation-date>
    <meta:generator>OpenOffice.org/3.1$Win32 OpenOffice.org_project/310m19$Build-9420</meta:generator>
    <dc:date>2012-06-11T10:17:37.60</dc:date>
    <meta:editing-duration>PT00H27M10S</meta:editing-duration>
    <meta:editing-cycles>26</meta:editing-cycles>
    <meta:document-statistic meta:table-count="0" meta:image-count="0" meta:object-count="0" meta:page-count="2" meta:paragraph-count="42" meta:word-count="472" meta:character-count="2753"/>
  </office:meta>
</office:document-meta>
</file>